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2.464cm"/>
    </style:style>
    <style:style style:name="pr3" style:family="presentation" style:parent-style-name="freeipa_5f_upstream_5f_slide_5f_v2-outline1">
      <style:graphic-properties draw:auto-grow-height="true" fo:min-height="12.18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outline1">
      <style:graphic-properties fo:min-height="12.18cm"/>
    </style:style>
    <style:style style:name="pr6" style:family="presentation" style:parent-style-name="freeipa_5f_upstream_5f_slide_5f_v2-title">
      <style:graphic-properties fo:min-height="3.506cm"/>
    </style:style>
    <style:style style:name="P1" style:family="paragraph">
      <style:paragraph-properties fo:margin-left="0cm" fo:margin-right="0cm" fo:line-height="150%" fo:text-align="end" fo:text-indent="0cm"/>
      <style:text-properties fo:color="#004586" fo:text-shadow="1pt 1pt"/>
    </style:style>
    <style:style style:name="P2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3" style:family="paragraph">
      <style:paragraph-properties fo:margin-left="0cm" fo:margin-right="0cm" fo:line-height="100%" fo:text-align="start" fo:text-indent="0cm"/>
      <style:text-properties fo:color="#004586" fo:text-shadow="1pt 1pt"/>
    </style:style>
    <style:style style:name="P4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top="0cm" fo:margin-bottom="0cm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4" draw:layer="layout" svg:width="23.161cm" svg:height="13.592cm" svg:x="3.18cm" svg:y="5.038cm">
          <draw:text-box>
            <text:p text:style-name="P1"><text:span text:style-name="T1">Centralized Management of SELinux User Mappings</text:span></text:p>
            <text:p text:style-name="P2"><text:span text:style-name="T2"/></text:p>
            <text:p text:style-name="P2"><text:span text:style-name="T2"/></text:p>
            <text:p text:style-name="P3"><text:span text:style-name="T2">Rob Crittenden</text:span></text:p>
            <text:p text:style-name="P3"><text:span text:style-name="T2">Jakub Hrozek </text:span></text:p>
            <text:p text:style-name="P2"><text:span text:style-name="T3">January 22, 2013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text-style-name="P6" draw:layer="layout" svg:width="23.63cm" svg:height="2.464cm" svg:x="3.094cm" svg:y="0.528cm" presentation:class="title">
          <draw:text-box>
            <text:p text:style-name="P6">What are SELinux User maps?</text:p>
          </draw:text-box>
        </draw:frame>
        <draw:frame presentation:style-name="pr3" draw:text-style-name="P6" draw:layer="layout" svg:width="25.199cm" svg:height="12.18cm" svg:x="1.399cm" svg:y="3.554cm" presentation:class="outline">
          <draw:text-box>
            <text:list text:style-name="L2">
              <text:list-item>
                <text:p text:style-name="P6">When a user logs in the PAM stack assigns an SELinux context.</text:p>
              </text:list-item>
              <text:list-item>
                <text:p text:style-name="P6">By default this context is unconfined_u.</text:p>
              </text:list-item>
              <text:list-item>
                <text:p text:style-name="P6">This can be controlled on each system with the file /etc/selinux/targeted/seusers</text:p>
              </text:list-item>
              <text:list-item>
                <text:p text:style-name="P6">It is more efficient to centrally manage this. More powerful too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2" draw:text-style-name="P6" draw:layer="layout" svg:width="23.63cm" svg:height="2.464cm" svg:x="3.094cm" svg:y="0.528cm" presentation:class="title">
          <draw:text-box>
            <text:p text:style-name="P6">Defining the mapping rules</text:p>
          </draw:text-box>
        </draw:frame>
        <draw:frame presentation:style-name="pr5" draw:layer="layout" svg:width="25.199cm" svg:height="14.197cm" svg:x="1.343cm" svg:y="3cm" presentation:class="outline" presentation:user-transformed="true">
          <draw:text-box>
            <text:list text:style-name="L2">
              <text:list-item>
                <text:p text:style-name="P6">FreeIPA configuration contains two default values:</text:p>
                <text:list>
                  <text:list-item>
                    <text:p>Default SELinux user context</text:p>
                    <text:list>
                      <text:list-item>
                        <text:p>This may be blank. In this case sssd applies the host default.</text:p>
                      </text:list-item>
                    </text:list>
                  </text:list-item>
                  <text:list-item>
                    <text:p>Ordered list of available SELinux contexts, from most restrictive to least restrictive</text:p>
                  </text:list-item>
                </text:list>
              </text:list-item>
              <text:list-item>
                <text:p text:style-name="P6">Rules are used to define the context a user will have when logging into a host consist of the following:</text:p>
                <text:list>
                  <text:list-item>
                    <text:p><text:span text:style-name="T4">List of Users and/or Groups</text:span></text:p>
                  </text:list-item>
                  <text:list-item>
                    <text:p><text:span text:style-name="T4">List of Hosts and/or Hostgroups</text:span></text:p>
                  </text:list-item>
                  <text:list-item>
                    <text:p><text:span text:style-name="T4">Category defining all Users or all Hosts</text:span></text:p>
                  </text:list-item>
                  <text:list-item>
                    <text:p><text:span text:style-name="T4">Link to existing Host-Based Access Rule (HBA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6" draw:layer="layout" svg:width="25.199cm" svg:height="3.506cm" svg:x="2.801cm" svg:y="0cm" presentation:class="title" presentation:user-transformed="true">
          <draw:text-box>
            <text:p>Rules on rules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A rule may either point to existing HBAC rule or define its members directly, but not both.</text:p>
              </text:list-item>
              <text:list-item>
                <text:p>A rule must define both the users and hosts that apply to the rule. If either is missing the rule is skipped during evaluatio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3.63cm" svg:height="2.464cm" svg:x="3.094cm" svg:y="0.528cm" presentation:class="title">
          <draw:text-box>
            <text:p>Creating a rule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Creating a rule takes as many as 3 steps:</text:p>
                <text:list>
                  <text:list-item>
                    <text:p>Create the rule and set the context:</text:p>
                    <text:list>
                      <text:list-item>
                        <text:p>ipa selinuxusermap-add rule1 –selinuxuser=staff_u</text:p>
                      </text:list-item>
                    </text:list>
                  </text:list-item>
                  <text:list-item>
                    <text:p>Add users and groups to the rule:</text:p>
                    <text:list>
                      <text:list-header>
                        <text:p>ipa selinuxusermap-add-user rule1 –users=joe,admin</text:p>
                      </text:list-header>
                    </text:list>
                  </text:list-item>
                  <text:list-item>
                    <text:p>Add hosts and hostgroups to the rule:</text:p>
                    <text:list>
                      <text:list-item>
                        <text:p>ipa selinuxusermap-add-host rule1 –hosts=web1.example.c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Evaluating Rules</text:p>
          </draw:text-box>
        </draw:frame>
        <draw:frame presentation:style-name="pr5" draw:layer="layout" svg:width="25.199cm" svg:height="13.864cm" svg:x="1.344cm" svg:y="2.944cm" presentation:class="outline" presentation:user-transformed="true">
          <draw:text-box>
            <text:list text:style-name="L2">
              <text:list-item>
                <text:p>A list of maps can be thought of as a triple:</text:p>
                <text:list>
                  <text:list-item>
                    <text:p>(host, user, selinux context)</text:p>
                    <text:list>
                      <text:list-item>
                        <text:p>Host can be a host, hostgroup or host category of ALL</text:p>
                      </text:list-item>
                      <text:list-item>
                        <text:p>User can be a user, group or user category of ALL</text:p>
                      </text:list-item>
                    </text:list>
                  </text:list-item>
                </text:list>
              </text:list-item>
              <text:list-item>
                <text:p>Matching is done from the most-specific to the least-specific.</text:p>
                <text:list>
                  <text:list-item>
                    <text:p>Host &gt; Hostgroup &gt; host category ALL</text:p>
                  </text:list-item>
                  <text:list-item>
                    <text:p>User &gt; Group &gt; user category ALL</text:p>
                  </text:list-item>
                  <text:list-item>
                    <text:p>If two rules are equivalent then the SELinux context order defined in FreeIPA config is used, granting the least restrictive contex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Evaluating Rules, cont.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Rules are stored in FreeIPA on the server and evaluated in the client in sssd.</text:p>
              </text:list-item>
              <text:list-item>
                <text:p>The rules are stored in persistent on-disk cache and applied even in case the FreeIPA server is not available</text:p>
              </text:list-item>
              <text:list-item>
                <text:p>No configuration changes are necessary on the client side. The FreeIPA provider of the SSSD would apply the SELinux context out of the box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Evaluation Examples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We have defined two rules:</text:p>
                <text:list>
                  <text:list-item>
                    <text:p>(client.example.com, *, staff_u)</text:p>
                  </text:list-item>
                  <text:list-item>
                    <text:p>(*, joe, guest_u)</text:p>
                  </text:list-item>
                </text:list>
              </text:list-item>
              <text:list-item>
                <text:p>If joe logs in to client.example.com he will get staff_u because hosts are evaluated first.</text:p>
              </text:list-item>
              <text:list-item>
                <text:p>If joe logs in to any other host he gets guest_u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Evaluation Examples</text:p>
          </draw:text-box>
        </draw:frame>
        <draw:frame presentation:style-name="pr3" draw:layer="layout" svg:width="25.199cm" svg:height="12.762cm" svg:x="1.399cm" svg:y="3.554cm" presentation:class="outline">
          <draw:text-box>
            <text:list text:style-name="L2">
              <text:list-item>
                <text:p>We define two rules:</text:p>
                <text:list>
                  <text:list-item>
                    <text:p>(webservers, joe, staff_u)</text:p>
                  </text:list-item>
                  <text:list-item>
                    <text:p>(webservers, admins, unconfined_u)</text:p>
                  </text:list-item>
                </text:list>
              </text:list-item>
              <text:list-item>
                <text:p>webservers is a hostgroup consisting of web1.example.com and web2.example.com</text:p>
              </text:list-item>
              <text:list-item>
                <text:p>joe is a member of the admins group</text:p>
              </text:list-item>
              <text:list-item>
                <text:p>If joe logs in to web2.example.com he will get staff_u. This is because the rule containing his uid is more specific than the group rul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Example resolving using context order</text:p>
          </draw:text-box>
        </draw:frame>
        <draw:frame presentation:style-name="pr5" draw:layer="layout" svg:width="25.199cm" svg:height="14.071cm" svg:x="1.344cm" svg:y="2.944cm" presentation:class="outline" presentation:user-transformed="true">
          <draw:text-box>
            <text:list text:style-name="L2">
              <text:list-item>
                <text:p>We define two rules:</text:p>
                <text:list>
                  <text:list-item>
                    <text:p>(webservers, joe, guest_u)</text:p>
                  </text:list-item>
                  <text:list-item>
                    <text:p>(webservers, joe, staff_u)</text:p>
                  </text:list-item>
                </text:list>
              </text:list-item>
              <text:list-item>
                <text:p>webservers is a hostgroup consisting of web1.example.com and web2.example.com</text:p>
              </text:list-item>
              <text:list-item>
                <text:p>Our default map order is: guest_u:xguest_u:staff_u:unconfined_u</text:p>
              </text:list-item>
              <text:list-item>
                <text:p>If joe logs in to web2.example.com he will get staff_u. Both rules evaluate the same, using a hostgroup and a specific user. The context is determined by the map order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Under the covers – Server sid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ules are stored in cn=selinux,$SUFFIX</text:p>
              </text:list-item>
              <text:list-item>
                <text:p>Sample rule in LDAP:</text:p>
              </text:list-item>
            </text:list>
            <text:p text:style-name="P7"><text:span text:style-name="T5">dn: ipaUniqueID=89fa03e8-3ebd-11e2-ac7d-000c2989f613,cn=usermap,cn=selinux,dc=</text:span></text:p>
            <text:p text:style-name="P7"><text:span text:style-name="T5"><text:s/></text:span><text:span text:style-name="T5">example,dc=com</text:span></text:p>
            <text:p text:style-name="P7"><text:span text:style-name="T5">objectClass: ipaassociation</text:span></text:p>
            <text:p text:style-name="P7"><text:span text:style-name="T5">objectClass: ipaselinuxusermap</text:span></text:p>
            <text:p text:style-name="P7"><text:span text:style-name="T5">ipaSELinuxUser: staff_u:s0-s0:c0.c1023</text:span></text:p>
            <text:p text:style-name="P7"><text:span text:style-name="T5">cn: rule1</text:span></text:p>
            <text:p text:style-name="P7"><text:span text:style-name="T5">ipaEnabledFlag: TRUE</text:span></text:p>
            <text:p text:style-name="P7"><text:span text:style-name="T5">ipaUniqueID: 89fa03e8-3ebd-11e2-ac7d-000c2989f613</text:span></text:p>
            <text:p text:style-name="P7"><text:span text:style-name="T5">memberUser: uid=joe,cn=users,cn=accounts,dc=example,dc=com</text:span></text:p>
            <text:p text:style-name="P7"><text:span text:style-name="T5">memberHost: cn=webservers,cn=hostgroups,cn=accounts,dc=example,dc=com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upstream_5f_slide_5f_v2" presentation:presentation-page-layout-name="AL1T1">
        <draw:frame presentation:style-name="pr6" draw:layer="layout" svg:width="25.199cm" svg:height="3.506cm" svg:x="2.801cm" svg:y="0cm" presentation:class="title" presentation:user-transformed="true">
          <draw:text-box>
            <text:p>Under the covers - Client side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sssd works in cooperation with pam_selinux to set the context</text:p>
              </text:list-item>
              <text:list-item>
                <text:p>sssd queries the rules from the server with each authentication. Caching is done for offline purposes only.</text:p>
              </text:list-item>
              <text:list-item>
                <text:p>On each login sssd creates the file /etc/selinux/&lt;policy_name&gt;/logins/&lt;login&gt; which contains the SELinux context to assig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79</meta:editing-cycles>
    <meta:editing-duration>P3DT4H45M14S</meta:editing-duration>
    <meta:initial-creator>Brian Gollaher</meta:initial-creator>
    <dc:date>2013-06-05T09:21:49</dc:date>
    <dc:creator>Martin Kosek</dc:cre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